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7" table:default-cell-style-name="Default"/>
        <table:table-row table:style-name="ro1">
          <table:table-cell office:value-type="string" calcext:value-type="string">
            <text:p>HSRCcalib</text:p>
          </table:table-cell>
          <table:table-cell table:number-columns-repeated="16" office:value-type="float" office:value="2002" calcext:value-type="float">
            <text:p>2002</text:p>
          </table:table-cell>
          <table:table-cell table:number-columns-repeated="18" office:value-type="float" office:value="2005" calcext:value-type="float">
            <text:p>2005</text:p>
          </table:table-cell>
          <table:table-cell table:number-columns-repeated="18" office:value-type="float" office:value="2008" calcext:value-type="float">
            <text:p>2008</text:p>
          </table:table-cell>
          <table:table-cell table:number-columns-repeated="18" office:value-type="float" office:value="2012" calcext:value-type="float">
            <text:p>2012</text:p>
          </table:table-cell>
          <table:table-cell table:number-columns-repeated="18" office:value-type="float" office:value="2017" calcext:value-type="float">
            <text:p>2017</text:p>
          </table:table-cell>
          <table:table-cell table:number-columns-repeated="18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sex</text:p>
          </table:table-cell>
          <table:table-cell table:number-columns-repeated="8" table:style-name="ce1" office:value-type="string" calcext:value-type="string">
            <text:p>Males</text:p>
          </table:table-cell>
          <table:table-cell table:number-columns-repeated="8" table:style-name="ce1" office:value-type="string" calcext:value-type="string">
            <text:p>Females</text:p>
          </table:table-cell>
          <table:table-cell table:number-columns-repeated="9" office:value-type="string" calcext:value-type="string">
            <text:p>Males</text:p>
          </table:table-cell>
          <table:table-cell table:number-columns-repeated="9" office:value-type="string" calcext:value-type="string">
            <text:p>Females</text:p>
          </table:table-cell>
          <table:table-cell table:number-columns-repeated="9" table:style-name="ce1" office:value-type="string" calcext:value-type="string">
            <text:p>Males</text:p>
          </table:table-cell>
          <table:table-cell table:number-columns-repeated="9" table:style-name="ce1" office:value-type="string" calcext:value-type="string">
            <text:p>Females</text:p>
          </table:table-cell>
          <table:table-cell table:number-columns-repeated="9" office:value-type="string" calcext:value-type="string">
            <text:p>Males</text:p>
          </table:table-cell>
          <table:table-cell table:number-columns-repeated="9" office:value-type="string" calcext:value-type="string">
            <text:p>Females</text:p>
          </table:table-cell>
          <table:table-cell table:number-columns-repeated="9" office:value-type="string" calcext:value-type="string">
            <text:p>Males</text:p>
          </table:table-cell>
          <table:table-cell table:number-columns-repeated="9" office:value-type="string" calcext:value-type="string">
            <text:p>Females</text:p>
          </table:table-cell>
          <table:table-cell table:number-columns-repeated="9" office:value-type="string" calcext:value-type="string">
            <text:p>Males</text:p>
          </table:table-cell>
          <table:table-cell table:number-columns-repeated="9" office:value-type="string" calcext:value-type="string">
            <text:p>Females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55-59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</table:table-row>
        <table:table-row table:style-name="ro2">
          <table:table-cell/>
          <table:table-cell table:style-name="ce1" table:number-columns-repeated="16"/>
          <table:table-cell table:number-columns-repeated="18"/>
          <table:table-cell table:style-name="ce1" table:number-columns-repeated="18"/>
          <table:table-cell table:number-columns-repeated="5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235390639" calcext:value-type="float">
            <text:p>0.01235390639</text:p>
          </table:table-cell>
          <table:table-cell office:value-type="float" office:value="0.0927067319" calcext:value-type="float">
            <text:p>0.0927067319</text:p>
          </table:table-cell>
          <table:table-cell office:value-type="float" office:value="0.161918524" calcext:value-type="float">
            <text:p>0.161918524</text:p>
          </table:table-cell>
          <table:table-cell office:value-type="float" office:value="0.185227909" calcext:value-type="float">
            <text:p>0.185227909</text:p>
          </table:table-cell>
          <table:table-cell office:value-type="float" office:value="0.179742106" calcext:value-type="float">
            <text:p>0.179742106</text:p>
          </table:table-cell>
          <table:table-cell office:value-type="float" office:value="0.159916745" calcext:value-type="float">
            <text:p>0.159916745</text:p>
          </table:table-cell>
          <table:table-cell office:value-type="float" office:value="0.129333669" calcext:value-type="float">
            <text:p>0.129333669</text:p>
          </table:table-cell>
          <table:table-cell office:value-type="float" office:value="0.0921440464" calcext:value-type="float">
            <text:p>0.0921440464</text:p>
          </table:table-cell>
          <table:table-cell office:value-type="float" office:value="0.072341884" calcext:value-type="float">
            <text:p>0.072341884</text:p>
          </table:table-cell>
          <table:table-cell office:value-type="float" office:value="0.239866561" calcext:value-type="float">
            <text:p>0.239866561</text:p>
          </table:table-cell>
          <table:table-cell office:value-type="float" office:value="0.233276823" calcext:value-type="float">
            <text:p>0.233276823</text:p>
          </table:table-cell>
          <table:table-cell office:value-type="float" office:value="0.182880403" calcext:value-type="float">
            <text:p>0.182880403</text:p>
          </table:table-cell>
          <table:table-cell office:value-type="float" office:value="0.152080019" calcext:value-type="float">
            <text:p>0.152080019</text:p>
          </table:table-cell>
          <table:table-cell office:value-type="float" office:value="0.120146486" calcext:value-type="float">
            <text:p>0.120146486</text:p>
          </table:table-cell>
          <table:table-cell office:value-type="float" office:value="0.0848526774" calcext:value-type="float">
            <text:p>0.0848526774</text:p>
          </table:table-cell>
          <table:table-cell office:value-type="float" office:value="0.0527784824" calcext:value-type="float">
            <text:p>0.0527784824</text:p>
          </table:table-cell>
          <table:table-cell office:value-type="float" office:value="0.01003030547" calcext:value-type="float">
            <text:p>0.01003030547</text:p>
          </table:table-cell>
          <table:table-cell office:value-type="float" office:value="0.0873767015" calcext:value-type="float">
            <text:p>0.0873767015</text:p>
          </table:table-cell>
          <table:table-cell office:value-type="float" office:value="0.178072408" calcext:value-type="float">
            <text:p>0.178072408</text:p>
          </table:table-cell>
          <table:table-cell office:value-type="float" office:value="0.207515969" calcext:value-type="float">
            <text:p>0.207515969</text:p>
          </table:table-cell>
          <table:table-cell office:value-type="float" office:value="0.198542538" calcext:value-type="float">
            <text:p>0.198542538</text:p>
          </table:table-cell>
          <table:table-cell office:value-type="float" office:value="0.172508452" calcext:value-type="float">
            <text:p>0.172508452</text:p>
          </table:table-cell>
          <table:table-cell office:value-type="float" office:value="0.14148342" calcext:value-type="float">
            <text:p>0.14148342</text:p>
          </table:table-cell>
          <table:table-cell office:value-type="float" office:value="0.1057205083" calcext:value-type="float">
            <text:p>0.1057205083</text:p>
          </table:table-cell>
          <table:table-cell office:value-type="float" office:value="0.0695977815" calcext:value-type="float">
            <text:p>0.0695977815</text:p>
          </table:table-cell>
          <table:table-cell office:value-type="float" office:value="0.0650287856" calcext:value-type="float">
            <text:p>0.0650287856</text:p>
          </table:table-cell>
          <table:table-cell office:value-type="float" office:value="0.246386853" calcext:value-type="float">
            <text:p>0.246386853</text:p>
          </table:table-cell>
          <table:table-cell office:value-type="float" office:value="0.295868355" calcext:value-type="float">
            <text:p>0.295868355</text:p>
          </table:table-cell>
          <table:table-cell office:value-type="float" office:value="0.239876981" calcext:value-type="float">
            <text:p>0.239876981</text:p>
          </table:table-cell>
          <table:table-cell office:value-type="float" office:value="0.196172119" calcext:value-type="float">
            <text:p>0.196172119</text:p>
          </table:table-cell>
          <table:table-cell office:value-type="float" office:value="0.159170379" calcext:value-type="float">
            <text:p>0.159170379</text:p>
          </table:table-cell>
          <table:table-cell office:value-type="float" office:value="0.118936568" calcext:value-type="float">
            <text:p>0.118936568</text:p>
          </table:table-cell>
          <table:table-cell office:value-type="float" office:value="0.0790658931" calcext:value-type="float">
            <text:p>0.0790658931</text:p>
          </table:table-cell>
          <table:table-cell office:value-type="float" office:value="0.0459200405" calcext:value-type="float">
            <text:p>0.0459200405</text:p>
          </table:table-cell>
          <table:table-cell office:value-type="float" office:value="0.00897327052" calcext:value-type="float">
            <text:p>0.00897327052</text:p>
          </table:table-cell>
          <table:table-cell office:value-type="float" office:value="0.0732305545" calcext:value-type="float">
            <text:p>0.0732305545</text:p>
          </table:table-cell>
          <table:table-cell office:value-type="float" office:value="0.172088082" calcext:value-type="float">
            <text:p>0.172088082</text:p>
          </table:table-cell>
          <table:table-cell office:value-type="float" office:value="0.219882635" calcext:value-type="float">
            <text:p>0.219882635</text:p>
          </table:table-cell>
          <table:table-cell office:value-type="float" office:value="0.213134655" calcext:value-type="float">
            <text:p>0.213134655</text:p>
          </table:table-cell>
          <table:table-cell office:value-type="float" office:value="0.182493822" calcext:value-type="float">
            <text:p>0.182493822</text:p>
          </table:table-cell>
          <table:table-cell office:value-type="float" office:value="0.148818478" calcext:value-type="float">
            <text:p>0.148818478</text:p>
          </table:table-cell>
          <table:table-cell office:value-type="float" office:value="0.114620131" calcext:value-type="float">
            <text:p>0.114620131</text:p>
          </table:table-cell>
          <table:table-cell office:value-type="float" office:value="0.0796185886" calcext:value-type="float">
            <text:p>0.0796185886</text:p>
          </table:table-cell>
          <table:table-cell office:value-type="float" office:value="0.0564956343" calcext:value-type="float">
            <text:p>0.0564956343</text:p>
          </table:table-cell>
          <table:table-cell office:value-type="float" office:value="0.226320904" calcext:value-type="float">
            <text:p>0.226320904</text:p>
          </table:table-cell>
          <table:table-cell office:value-type="float" office:value="0.32254517" calcext:value-type="float">
            <text:p>0.32254517</text:p>
          </table:table-cell>
          <table:table-cell office:value-type="float" office:value="0.295373592" calcext:value-type="float">
            <text:p>0.295373592</text:p>
          </table:table-cell>
          <table:table-cell office:value-type="float" office:value="0.23836423" calcext:value-type="float">
            <text:p>0.23836423</text:p>
          </table:table-cell>
          <table:table-cell office:value-type="float" office:value="0.194028396" calcext:value-type="float">
            <text:p>0.194028396</text:p>
          </table:table-cell>
          <table:table-cell office:value-type="float" office:value="0.150527666" calcext:value-type="float">
            <text:p>0.150527666</text:p>
          </table:table-cell>
          <table:table-cell office:value-type="float" office:value="0.1058978871" calcext:value-type="float">
            <text:p>0.1058978871</text:p>
          </table:table-cell>
          <table:table-cell office:value-type="float" office:value="0.0658590867" calcext:value-type="float">
            <text:p>0.0658590867</text:p>
          </table:table-cell>
          <table:table-cell office:value-type="float" office:value="0.0130232676" calcext:value-type="float">
            <text:p>0.0130232676</text:p>
          </table:table-cell>
          <table:table-cell office:value-type="float" office:value="0.0563703785" calcext:value-type="float">
            <text:p>0.0563703785</text:p>
          </table:table-cell>
          <table:table-cell office:value-type="float" office:value="0.146540602" calcext:value-type="float">
            <text:p>0.146540602</text:p>
          </table:table-cell>
          <table:table-cell office:value-type="float" office:value="0.222739132" calcext:value-type="float">
            <text:p>0.222739132</text:p>
          </table:table-cell>
          <table:table-cell office:value-type="float" office:value="0.233272663" calcext:value-type="float">
            <text:p>0.233272663</text:p>
          </table:table-cell>
          <table:table-cell office:value-type="float" office:value="0.206744257" calcext:value-type="float">
            <text:p>0.206744257</text:p>
          </table:table-cell>
          <table:table-cell office:value-type="float" office:value="0.167675659" calcext:value-type="float">
            <text:p>0.167675659</text:p>
          </table:table-cell>
          <table:table-cell office:value-type="float" office:value="0.131908357" calcext:value-type="float">
            <text:p>0.131908357</text:p>
          </table:table-cell>
          <table:table-cell office:value-type="float" office:value="0.0977337674" calcext:value-type="float">
            <text:p>0.0977337674</text:p>
          </table:table-cell>
          <table:table-cell office:value-type="float" office:value="0.0521047224" calcext:value-type="float">
            <text:p>0.0521047224</text:p>
          </table:table-cell>
          <table:table-cell office:value-type="float" office:value="0.192042828" calcext:value-type="float">
            <text:p>0.192042828</text:p>
          </table:table-cell>
          <table:table-cell office:value-type="float" office:value="0.309219266" calcext:value-type="float">
            <text:p>0.309219266</text:p>
          </table:table-cell>
          <table:table-cell office:value-type="float" office:value="0.354254375" calcext:value-type="float">
            <text:p>0.354254375</text:p>
          </table:table-cell>
          <table:table-cell office:value-type="float" office:value="0.305914169" calcext:value-type="float">
            <text:p>0.305914169</text:p>
          </table:table-cell>
          <table:table-cell office:value-type="float" office:value="0.246605515" calcext:value-type="float">
            <text:p>0.246605515</text:p>
          </table:table-cell>
          <table:table-cell office:value-type="float" office:value="0.196005372" calcext:value-type="float">
            <text:p>0.196005372</text:p>
          </table:table-cell>
          <table:table-cell office:value-type="float" office:value="0.146631011" calcext:value-type="float">
            <text:p>0.146631011</text:p>
          </table:table-cell>
          <table:table-cell office:value-type="float" office:value="0.0991562223" calcext:value-type="float">
            <text:p>0.0991562223</text:p>
          </table:table-cell>
          <table:table-cell office:value-type="float" office:value="0.0247271825" calcext:value-type="float">
            <text:p>0.0247271825</text:p>
          </table:table-cell>
          <table:table-cell office:value-type="float" office:value="0.0444890946" calcext:value-type="float">
            <text:p>0.0444890946</text:p>
          </table:table-cell>
          <table:table-cell office:value-type="float" office:value="0.10790013" calcext:value-type="float">
            <text:p>0.10790013</text:p>
          </table:table-cell>
          <table:table-cell office:value-type="float" office:value="0.192413936" calcext:value-type="float">
            <text:p>0.192413936</text:p>
          </table:table-cell>
          <table:table-cell office:value-type="float" office:value="0.247525772" calcext:value-type="float">
            <text:p>0.247525772</text:p>
          </table:table-cell>
          <table:table-cell office:value-type="float" office:value="0.242219576" calcext:value-type="float">
            <text:p>0.242219576</text:p>
          </table:table-cell>
          <table:table-cell office:value-type="float" office:value="0.208380844" calcext:value-type="float">
            <text:p>0.208380844</text:p>
          </table:table-cell>
          <table:table-cell office:value-type="float" office:value="0.165934071" calcext:value-type="float">
            <text:p>0.165934071</text:p>
          </table:table-cell>
          <table:table-cell office:value-type="float" office:value="0.128730057" calcext:value-type="float">
            <text:p>0.128730057</text:p>
          </table:table-cell>
          <table:table-cell office:value-type="float" office:value="0.0572608537" calcext:value-type="float">
            <text:p>0.0572608537</text:p>
          </table:table-cell>
          <table:table-cell office:value-type="float" office:value="0.150978625" calcext:value-type="float">
            <text:p>0.150978625</text:p>
          </table:table-cell>
          <table:table-cell office:value-type="float" office:value="0.259112623" calcext:value-type="float">
            <text:p>0.259112623</text:p>
          </table:table-cell>
          <table:table-cell office:value-type="float" office:value="0.350190967" calcext:value-type="float">
            <text:p>0.350190967</text:p>
          </table:table-cell>
          <table:table-cell office:value-type="float" office:value="0.383194962" calcext:value-type="float">
            <text:p>0.383194962</text:p>
          </table:table-cell>
          <table:table-cell office:value-type="float" office:value="0.328827332" calcext:value-type="float">
            <text:p>0.328827332</text:p>
          </table:table-cell>
          <table:table-cell office:value-type="float" office:value="0.263721816" calcext:value-type="float">
            <text:p>0.263721816</text:p>
          </table:table-cell>
          <table:table-cell office:value-type="float" office:value="0.206819293" calcext:value-type="float">
            <text:p>0.206819293</text:p>
          </table:table-cell>
          <table:table-cell office:value-type="float" office:value="0.153125717" calcext:value-type="float">
            <text:p>0.153125717</text:p>
          </table:table-cell>
          <table:table-cell office:value-type="float" office:value="0.0296624638" calcext:value-type="float">
            <text:p>0.0296624638</text:p>
          </table:table-cell>
          <table:table-cell office:value-type="float" office:value="0.0430784515" calcext:value-type="float">
            <text:p>0.0430784515</text:p>
          </table:table-cell>
          <table:table-cell office:value-type="float" office:value="0.0752709371" calcext:value-type="float">
            <text:p>0.0752709371</text:p>
          </table:table-cell>
          <table:table-cell office:value-type="float" office:value="0.140686553" calcext:value-type="float">
            <text:p>0.140686553</text:p>
          </table:table-cell>
          <table:table-cell office:value-type="float" office:value="0.212820637" calcext:value-type="float">
            <text:p>0.212820637</text:p>
          </table:table-cell>
          <table:table-cell office:value-type="float" office:value="0.254228141" calcext:value-type="float">
            <text:p>0.254228141</text:p>
          </table:table-cell>
          <table:table-cell office:value-type="float" office:value="0.242256813" calcext:value-type="float">
            <text:p>0.242256813</text:p>
          </table:table-cell>
          <table:table-cell office:value-type="float" office:value="0.205884271" calcext:value-type="float">
            <text:p>0.205884271</text:p>
          </table:table-cell>
          <table:table-cell office:value-type="float" office:value="0.16266701" calcext:value-type="float">
            <text:p>0.16266701</text:p>
          </table:table-cell>
          <table:table-cell office:value-type="float" office:value="0.0548246027" calcext:value-type="float">
            <text:p>0.0548246027</text:p>
          </table:table-cell>
          <table:table-cell office:value-type="float" office:value="0.128596453" calcext:value-type="float">
            <text:p>0.128596453</text:p>
          </table:table-cell>
          <table:table-cell office:value-type="float" office:value="0.199745262" calcext:value-type="float">
            <text:p>0.199745262</text:p>
          </table:table-cell>
          <table:table-cell office:value-type="float" office:value="0.292960547" calcext:value-type="float">
            <text:p>0.292960547</text:p>
          </table:table-cell>
          <table:table-cell office:value-type="float" office:value="0.374142979" calcext:value-type="float">
            <text:p>0.374142979</text:p>
          </table:table-cell>
          <table:table-cell office:value-type="float" office:value="0.399495615" calcext:value-type="float">
            <text:p>0.399495615</text:p>
          </table:table-cell>
          <table:table-cell office:value-type="float" office:value="0.341515186" calcext:value-type="float">
            <text:p>0.341515186</text:p>
          </table:table-cell>
          <table:table-cell office:value-type="float" office:value="0.273055851" calcext:value-type="float">
            <text:p>0.273055851</text:p>
          </table:table-cell>
          <table:table-cell office:value-type="float" office:value="0.213232833" calcext:value-type="float">
            <text:p>0.213232833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0106462" calcext:value-type="float">
            <text:p>0.0106462</text:p>
          </table:table-cell>
          <table:table-cell office:value-type="float" office:value="0.0858052" calcext:value-type="float">
            <text:p>0.0858052</text:p>
          </table:table-cell>
          <table:table-cell office:value-type="float" office:value="0.152007" calcext:value-type="float">
            <text:p>0.152007</text:p>
          </table:table-cell>
          <table:table-cell office:value-type="float" office:value="0.17332805" calcext:value-type="float">
            <text:p>0.17332805</text:p>
          </table:table-cell>
          <table:table-cell office:value-type="float" office:value="0.168848125" calcext:value-type="float">
            <text:p>0.168848125</text:p>
          </table:table-cell>
          <table:table-cell office:value-type="float" office:value="0.15009255" calcext:value-type="float">
            <text:p>0.15009255</text:p>
          </table:table-cell>
          <table:table-cell office:value-type="float" office:value="0.11989465" calcext:value-type="float">
            <text:p>0.11989465</text:p>
          </table:table-cell>
          <table:table-cell office:value-type="float" office:value="0.084073025" calcext:value-type="float">
            <text:p>0.084073025</text:p>
          </table:table-cell>
          <table:table-cell office:value-type="float" office:value="0.0674028725" calcext:value-type="float">
            <text:p>0.0674028725</text:p>
          </table:table-cell>
          <table:table-cell office:value-type="float" office:value="0.2307794" calcext:value-type="float">
            <text:p>0.2307794</text:p>
          </table:table-cell>
          <table:table-cell office:value-type="float" office:value="0.223118575" calcext:value-type="float">
            <text:p>0.223118575</text:p>
          </table:table-cell>
          <table:table-cell office:value-type="float" office:value="0.173788525" calcext:value-type="float">
            <text:p>0.173788525</text:p>
          </table:table-cell>
          <table:table-cell office:value-type="float" office:value="0.143341125" calcext:value-type="float">
            <text:p>0.143341125</text:p>
          </table:table-cell>
          <table:table-cell office:value-type="float" office:value="0.112765" calcext:value-type="float">
            <text:p>0.112765</text:p>
          </table:table-cell>
          <table:table-cell office:value-type="float" office:value="0.0786774825" calcext:value-type="float">
            <text:p>0.0786774825</text:p>
          </table:table-cell>
          <table:table-cell office:value-type="float" office:value="0.0477629" calcext:value-type="float">
            <text:p>0.0477629</text:p>
          </table:table-cell>
          <table:table-cell office:value-type="float" office:value="0.00874077" calcext:value-type="float">
            <text:p>0.00874077</text:p>
          </table:table-cell>
          <table:table-cell office:value-type="float" office:value="0.0810408" calcext:value-type="float">
            <text:p>0.0810408</text:p>
          </table:table-cell>
          <table:table-cell office:value-type="float" office:value="0.168269" calcext:value-type="float">
            <text:p>0.168269</text:p>
          </table:table-cell>
          <table:table-cell office:value-type="float" office:value="0.196059" calcext:value-type="float">
            <text:p>0.196059</text:p>
          </table:table-cell>
          <table:table-cell office:value-type="float" office:value="0.187638" calcext:value-type="float">
            <text:p>0.187638</text:p>
          </table:table-cell>
          <table:table-cell office:value-type="float" office:value="0.163873" calcext:value-type="float">
            <text:p>0.163873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0.099332225" calcext:value-type="float">
            <text:p>0.099332225</text:p>
          </table:table-cell>
          <table:table-cell office:value-type="float" office:value="0.0643245" calcext:value-type="float">
            <text:p>0.0643245</text:p>
          </table:table-cell>
          <table:table-cell office:value-type="float" office:value="0.060747425" calcext:value-type="float">
            <text:p>0.060747425</text:p>
          </table:table-cell>
          <table:table-cell office:value-type="float" office:value="0.237447" calcext:value-type="float">
            <text:p>0.237447</text:p>
          </table:table-cell>
          <table:table-cell office:value-type="float" office:value="0.2866099" calcext:value-type="float">
            <text:p>0.2866099</text:p>
          </table:table-cell>
          <table:table-cell office:value-type="float" office:value="0.230989" calcext:value-type="float">
            <text:p>0.230989</text:p>
          </table:table-cell>
          <table:table-cell office:value-type="float" office:value="0.1876624" calcext:value-type="float">
            <text:p>0.1876624</text:p>
          </table:table-cell>
          <table:table-cell office:value-type="float" office:value="0.151446" calcext:value-type="float">
            <text:p>0.151446</text:p>
          </table:table-cell>
          <table:table-cell office:value-type="float" office:value="0.112159" calcext:value-type="float">
            <text:p>0.112159</text:p>
          </table:table-cell>
          <table:table-cell office:value-type="float" office:value="0.0732394625" calcext:value-type="float">
            <text:p>0.0732394625</text:p>
          </table:table-cell>
          <table:table-cell office:value-type="float" office:value="0.0414896" calcext:value-type="float">
            <text:p>0.0414896</text:p>
          </table:table-cell>
          <table:table-cell office:value-type="float" office:value="0.00790464" calcext:value-type="float">
            <text:p>0.00790464</text:p>
          </table:table-cell>
          <table:table-cell office:value-type="float" office:value="0.067935" calcext:value-type="float">
            <text:p>0.067935</text:p>
          </table:table-cell>
          <table:table-cell office:value-type="float" office:value="0.162951" calcext:value-type="float">
            <text:p>0.162951</text:p>
          </table:table-cell>
          <table:table-cell office:value-type="float" office:value="0.209236175" calcext:value-type="float">
            <text:p>0.209236175</text:p>
          </table:table-cell>
          <table:table-cell office:value-type="float" office:value="0.20328" calcext:value-type="float">
            <text:p>0.20328</text:p>
          </table:table-cell>
          <table:table-cell office:value-type="float" office:value="0.175012" calcext:value-type="float">
            <text:p>0.175012</text:p>
          </table:table-cell>
          <table:table-cell office:value-type="float" office:value="0.143278" calcext:value-type="float">
            <text:p>0.143278</text:p>
          </table:table-cell>
          <table:table-cell office:value-type="float" office:value="0.110089" calcext:value-type="float">
            <text:p>0.110089</text:p>
          </table:table-cell>
          <table:table-cell office:value-type="float" office:value="0.0756321" calcext:value-type="float">
            <text:p>0.0756321</text:p>
          </table:table-cell>
          <table:table-cell office:value-type="float" office:value="0.0529512" calcext:value-type="float">
            <text:p>0.0529512</text:p>
          </table:table-cell>
          <table:table-cell office:value-type="float" office:value="0.218051775" calcext:value-type="float">
            <text:p>0.218051775</text:p>
          </table:table-cell>
          <table:table-cell office:value-type="float" office:value="0.314427375" calcext:value-type="float">
            <text:p>0.314427375</text:p>
          </table:table-cell>
          <table:table-cell office:value-type="float" office:value="0.286471" calcext:value-type="float">
            <text:p>0.286471</text:p>
          </table:table-cell>
          <table:table-cell office:value-type="float" office:value="0.229109" calcext:value-type="float">
            <text:p>0.229109</text:p>
          </table:table-cell>
          <table:table-cell office:value-type="float" office:value="0.185878425" calcext:value-type="float">
            <text:p>0.185878425</text:p>
          </table:table-cell>
          <table:table-cell office:value-type="float" office:value="0.143286225" calcext:value-type="float">
            <text:p>0.143286225</text:p>
          </table:table-cell>
          <table:table-cell office:value-type="float" office:value="0.0987594" calcext:value-type="float">
            <text:p>0.0987594</text:p>
          </table:table-cell>
          <table:table-cell office:value-type="float" office:value="0.06034459" calcext:value-type="float">
            <text:p>0.06034459</text:p>
          </table:table-cell>
          <table:table-cell office:value-type="float" office:value="0.0120861375" calcext:value-type="float">
            <text:p>0.0120861375</text:p>
          </table:table-cell>
          <table:table-cell office:value-type="float" office:value="0.052446415" calcext:value-type="float">
            <text:p>0.052446415</text:p>
          </table:table-cell>
          <table:table-cell office:value-type="float" office:value="0.138882" calcext:value-type="float">
            <text:p>0.138882</text:p>
          </table:table-cell>
          <table:table-cell office:value-type="float" office:value="0.212374" calcext:value-type="float">
            <text:p>0.212374</text:p>
          </table:table-cell>
          <table:table-cell office:value-type="float" office:value="0.223926" calcext:value-type="float">
            <text:p>0.223926</text:p>
          </table:table-cell>
          <table:table-cell office:value-type="float" office:value="0.199754" calcext:value-type="float">
            <text:p>0.199754</text:p>
          </table:table-cell>
          <table:table-cell office:value-type="float" office:value="0.162414" calcext:value-type="float">
            <text:p>0.162414</text:p>
          </table:table-cell>
          <table:table-cell office:value-type="float" office:value="0.12695215" calcext:value-type="float">
            <text:p>0.12695215</text:p>
          </table:table-cell>
          <table:table-cell office:value-type="float" office:value="0.0927495" calcext:value-type="float">
            <text:p>0.0927495</text:p>
          </table:table-cell>
          <table:table-cell office:value-type="float" office:value="0.0492852" calcext:value-type="float">
            <text:p>0.0492852</text:p>
          </table:table-cell>
          <table:table-cell office:value-type="float" office:value="0.1844876" calcext:value-type="float">
            <text:p>0.1844876</text:p>
          </table:table-cell>
          <table:table-cell office:value-type="float" office:value="0.30077635" calcext:value-type="float">
            <text:p>0.30077635</text:p>
          </table:table-cell>
          <table:table-cell office:value-type="float" office:value="0.345518" calcext:value-type="float">
            <text:p>0.345518</text:p>
          </table:table-cell>
          <table:table-cell office:value-type="float" office:value="0.296614" calcext:value-type="float">
            <text:p>0.296614</text:p>
          </table:table-cell>
          <table:table-cell office:value-type="float" office:value="0.2377222" calcext:value-type="float">
            <text:p>0.2377222</text:p>
          </table:table-cell>
          <table:table-cell office:value-type="float" office:value="0.188191" calcext:value-type="float">
            <text:p>0.188191</text:p>
          </table:table-cell>
          <table:table-cell office:value-type="float" office:value="0.1392081" calcext:value-type="float">
            <text:p>0.1392081</text:p>
          </table:table-cell>
          <table:table-cell office:value-type="float" office:value="0.0919775" calcext:value-type="float">
            <text:p>0.0919775</text:p>
          </table:table-cell>
          <table:table-cell office:value-type="float" office:value="0.0239168" calcext:value-type="float">
            <text:p>0.0239168</text:p>
          </table:table-cell>
          <table:table-cell office:value-type="float" office:value="0.0418744775" calcext:value-type="float">
            <text:p>0.0418744775</text:p>
          </table:table-cell>
          <table:table-cell office:value-type="float" office:value="0.101873525" calcext:value-type="float">
            <text:p>0.101873525</text:p>
          </table:table-cell>
          <table:table-cell office:value-type="float" office:value="0.18433085" calcext:value-type="float">
            <text:p>0.18433085</text:p>
          </table:table-cell>
          <table:table-cell office:value-type="float" office:value="0.238649" calcext:value-type="float">
            <text:p>0.238649</text:p>
          </table:table-cell>
          <table:table-cell office:value-type="float" office:value="0.234453" calcext:value-type="float">
            <text:p>0.234453</text:p>
          </table:table-cell>
          <table:table-cell office:value-type="float" office:value="0.203252" calcext:value-type="float">
            <text:p>0.203252</text:p>
          </table:table-cell>
          <table:table-cell office:value-type="float" office:value="0.161295" calcext:value-type="float">
            <text:p>0.161295</text:p>
          </table:table-cell>
          <table:table-cell office:value-type="float" office:value="0.123895" calcext:value-type="float">
            <text:p>0.123895</text:p>
          </table:table-cell>
          <table:table-cell office:value-type="float" office:value="0.0547442675" calcext:value-type="float">
            <text:p>0.0547442675</text:p>
          </table:table-cell>
          <table:table-cell office:value-type="float" office:value="0.145043" calcext:value-type="float">
            <text:p>0.145043</text:p>
          </table:table-cell>
          <table:table-cell office:value-type="float" office:value="0.250394" calcext:value-type="float">
            <text:p>0.250394</text:p>
          </table:table-cell>
          <table:table-cell office:value-type="float" office:value="0.341257" calcext:value-type="float">
            <text:p>0.341257</text:p>
          </table:table-cell>
          <table:table-cell office:value-type="float" office:value="0.374066" calcext:value-type="float">
            <text:p>0.374066</text:p>
          </table:table-cell>
          <table:table-cell office:value-type="float" office:value="0.319173" calcext:value-type="float">
            <text:p>0.319173</text:p>
          </table:table-cell>
          <table:table-cell office:value-type="float" office:value="0.254632875" calcext:value-type="float">
            <text:p>0.254632875</text:p>
          </table:table-cell>
          <table:table-cell office:value-type="float" office:value="0.198859" calcext:value-type="float">
            <text:p>0.198859</text:p>
          </table:table-cell>
          <table:table-cell office:value-type="float" office:value="0.144829" calcext:value-type="float">
            <text:p>0.144829</text:p>
          </table:table-cell>
          <table:table-cell office:value-type="float" office:value="0.0288765" calcext:value-type="float">
            <text:p>0.0288765</text:p>
          </table:table-cell>
          <table:table-cell office:value-type="float" office:value="0.041165" calcext:value-type="float">
            <text:p>0.041165</text:p>
          </table:table-cell>
          <table:table-cell office:value-type="float" office:value="0.0711738" calcext:value-type="float">
            <text:p>0.0711738</text:p>
          </table:table-cell>
          <table:table-cell office:value-type="float" office:value="0.13434875" calcext:value-type="float">
            <text:p>0.13434875</text:p>
          </table:table-cell>
          <table:table-cell office:value-type="float" office:value="0.2057655" calcext:value-type="float">
            <text:p>0.2057655</text:p>
          </table:table-cell>
          <table:table-cell office:value-type="float" office:value="0.246861" calcext:value-type="float">
            <text:p>0.246861</text:p>
          </table:table-cell>
          <table:table-cell office:value-type="float" office:value="0.235882" calcext:value-type="float">
            <text:p>0.235882</text:p>
          </table:table-cell>
          <table:table-cell office:value-type="float" office:value="0.201228" calcext:value-type="float">
            <text:p>0.201228</text:p>
          </table:table-cell>
          <table:table-cell office:value-type="float" office:value="0.158464" calcext:value-type="float">
            <text:p>0.158464</text:p>
          </table:table-cell>
          <table:table-cell office:value-type="float" office:value="0.05274472" calcext:value-type="float">
            <text:p>0.05274472</text:p>
          </table:table-cell>
          <table:table-cell office:value-type="float" office:value="0.1231759" calcext:value-type="float">
            <text:p>0.1231759</text:p>
          </table:table-cell>
          <table:table-cell office:value-type="float" office:value="0.191016" calcext:value-type="float">
            <text:p>0.191016</text:p>
          </table:table-cell>
          <table:table-cell office:value-type="float" office:value="0.282745" calcext:value-type="float">
            <text:p>0.282745</text:p>
          </table:table-cell>
          <table:table-cell office:value-type="float" office:value="0.364415" calcext:value-type="float">
            <text:p>0.364415</text:p>
          </table:table-cell>
          <table:table-cell office:value-type="float" office:value="0.390031025" calcext:value-type="float">
            <text:p>0.390031025</text:p>
          </table:table-cell>
          <table:table-cell office:value-type="float" office:value="0.331354" calcext:value-type="float">
            <text:p>0.331354</text:p>
          </table:table-cell>
          <table:table-cell office:value-type="float" office:value="0.263971" calcext:value-type="float">
            <text:p>0.263971</text:p>
          </table:table-cell>
          <table:table-cell office:value-type="float" office:value="0.204422" calcext:value-type="float">
            <text:p>0.204422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float" office:value="0.0138733" calcext:value-type="float">
            <text:p>0.0138733</text:p>
          </table:table-cell>
          <table:table-cell office:value-type="float" office:value="0.100115" calcext:value-type="float">
            <text:p>0.100115</text:p>
          </table:table-cell>
          <table:table-cell office:value-type="float" office:value="0.172711" calcext:value-type="float">
            <text:p>0.172711</text:p>
          </table:table-cell>
          <table:table-cell office:value-type="float" office:value="0.19675" calcext:value-type="float">
            <text:p>0.19675</text:p>
          </table:table-cell>
          <table:table-cell office:value-type="float" office:value="0.189860725" calcext:value-type="float">
            <text:p>0.189860725</text:p>
          </table:table-cell>
          <table:table-cell office:value-type="float" office:value="0.169149825" calcext:value-type="float">
            <text:p>0.169149825</text:p>
          </table:table-cell>
          <table:table-cell office:value-type="float" office:value="0.137938" calcext:value-type="float">
            <text:p>0.137938</text:p>
          </table:table-cell>
          <table:table-cell office:value-type="float" office:value="0.0995764425" calcext:value-type="float">
            <text:p>0.0995764425</text:p>
          </table:table-cell>
          <table:table-cell office:value-type="float" office:value="0.07748642" calcext:value-type="float">
            <text:p>0.07748642</text:p>
          </table:table-cell>
          <table:table-cell office:value-type="float" office:value="0.249895" calcext:value-type="float">
            <text:p>0.249895</text:p>
          </table:table-cell>
          <table:table-cell office:value-type="float" office:value="0.243433" calcext:value-type="float">
            <text:p>0.243433</text:p>
          </table:table-cell>
          <table:table-cell office:value-type="float" office:value="0.191306625" calcext:value-type="float">
            <text:p>0.191306625</text:p>
          </table:table-cell>
          <table:table-cell office:value-type="float" office:value="0.159519475" calcext:value-type="float">
            <text:p>0.159519475</text:p>
          </table:table-cell>
          <table:table-cell office:value-type="float" office:value="0.127533" calcext:value-type="float">
            <text:p>0.127533</text:p>
          </table:table-cell>
          <table:table-cell office:value-type="float" office:value="0.091369" calcext:value-type="float">
            <text:p>0.091369</text:p>
          </table:table-cell>
          <table:table-cell office:value-type="float" office:value="0.0579155" calcext:value-type="float">
            <text:p>0.0579155</text:p>
          </table:table-cell>
          <table:table-cell office:value-type="float" office:value="0.0111767" calcext:value-type="float">
            <text:p>0.0111767</text:p>
          </table:table-cell>
          <table:table-cell office:value-type="float" office:value="0.093926885" calcext:value-type="float">
            <text:p>0.093926885</text:p>
          </table:table-cell>
          <table:table-cell office:value-type="float" office:value="0.188819" calcext:value-type="float">
            <text:p>0.188819</text:p>
          </table:table-cell>
          <table:table-cell office:value-type="float" office:value="0.218574" calcext:value-type="float">
            <text:p>0.218574</text:p>
          </table:table-cell>
          <table:table-cell office:value-type="float" office:value="0.208104" calcext:value-type="float">
            <text:p>0.208104</text:p>
          </table:table-cell>
          <table:table-cell office:value-type="float" office:value="0.18009615" calcext:value-type="float">
            <text:p>0.18009615</text:p>
          </table:table-cell>
          <table:table-cell office:value-type="float" office:value="0.148315175" calcext:value-type="float">
            <text:p>0.148315175</text:p>
          </table:table-cell>
          <table:table-cell office:value-type="float" office:value="0.111693725" calcext:value-type="float">
            <text:p>0.111693725</text:p>
          </table:table-cell>
          <table:table-cell office:value-type="float" office:value="0.0748449" calcext:value-type="float">
            <text:p>0.0748449</text:p>
          </table:table-cell>
          <table:table-cell office:value-type="float" office:value="0.069265965" calcext:value-type="float">
            <text:p>0.069265965</text:p>
          </table:table-cell>
          <table:table-cell office:value-type="float" office:value="0.255806425" calcext:value-type="float">
            <text:p>0.255806425</text:p>
          </table:table-cell>
          <table:table-cell office:value-type="float" office:value="0.305335" calcext:value-type="float">
            <text:p>0.305335</text:p>
          </table:table-cell>
          <table:table-cell office:value-type="float" office:value="0.248057775" calcext:value-type="float">
            <text:p>0.248057775</text:p>
          </table:table-cell>
          <table:table-cell office:value-type="float" office:value="0.204153425" calcext:value-type="float">
            <text:p>0.204153425</text:p>
          </table:table-cell>
          <table:table-cell office:value-type="float" office:value="0.16673625" calcext:value-type="float">
            <text:p>0.16673625</text:p>
          </table:table-cell>
          <table:table-cell office:value-type="float" office:value="0.126247" calcext:value-type="float">
            <text:p>0.126247</text:p>
          </table:table-cell>
          <table:table-cell office:value-type="float" office:value="0.0859064" calcext:value-type="float">
            <text:p>0.0859064</text:p>
          </table:table-cell>
          <table:table-cell office:value-type="float" office:value="0.0512285" calcext:value-type="float">
            <text:p>0.0512285</text:p>
          </table:table-cell>
          <table:table-cell office:value-type="float" office:value="0.00987767625" calcext:value-type="float">
            <text:p>0.00987767625</text:p>
          </table:table-cell>
          <table:table-cell office:value-type="float" office:value="0.0790041175" calcext:value-type="float">
            <text:p>0.0790041175</text:p>
          </table:table-cell>
          <table:table-cell office:value-type="float" office:value="0.18267705" calcext:value-type="float">
            <text:p>0.18267705</text:p>
          </table:table-cell>
          <table:table-cell office:value-type="float" office:value="0.230439825" calcext:value-type="float">
            <text:p>0.230439825</text:p>
          </table:table-cell>
          <table:table-cell office:value-type="float" office:value="0.22241325" calcext:value-type="float">
            <text:p>0.22241325</text:p>
          </table:table-cell>
          <table:table-cell office:value-type="float" office:value="0.189615225" calcext:value-type="float">
            <text:p>0.189615225</text:p>
          </table:table-cell>
          <table:table-cell office:value-type="float" office:value="0.154537925" calcext:value-type="float">
            <text:p>0.154537925</text:p>
          </table:table-cell>
          <table:table-cell office:value-type="float" office:value="0.119872875" calcext:value-type="float">
            <text:p>0.119872875</text:p>
          </table:table-cell>
          <table:table-cell office:value-type="float" office:value="0.0847956" calcext:value-type="float">
            <text:p>0.0847956</text:p>
          </table:table-cell>
          <table:table-cell office:value-type="float" office:value="0.06008508" calcext:value-type="float">
            <text:p>0.06008508</text:p>
          </table:table-cell>
          <table:table-cell office:value-type="float" office:value="0.235295" calcext:value-type="float">
            <text:p>0.235295</text:p>
          </table:table-cell>
          <table:table-cell office:value-type="float" office:value="0.331595" calcext:value-type="float">
            <text:p>0.331595</text:p>
          </table:table-cell>
          <table:table-cell office:value-type="float" office:value="0.3037932" calcext:value-type="float">
            <text:p>0.3037932</text:p>
          </table:table-cell>
          <table:table-cell office:value-type="float" office:value="0.247299" calcext:value-type="float">
            <text:p>0.247299</text:p>
          </table:table-cell>
          <table:table-cell office:value-type="float" office:value="0.201737825" calcext:value-type="float">
            <text:p>0.201737825</text:p>
          </table:table-cell>
          <table:table-cell office:value-type="float" office:value="0.1581882" calcext:value-type="float">
            <text:p>0.1581882</text:p>
          </table:table-cell>
          <table:table-cell office:value-type="float" office:value="0.113043" calcext:value-type="float">
            <text:p>0.113043</text:p>
          </table:table-cell>
          <table:table-cell office:value-type="float" office:value="0.0726318" calcext:value-type="float">
            <text:p>0.0726318</text:p>
          </table:table-cell>
          <table:table-cell office:value-type="float" office:value="0.0139442" calcext:value-type="float">
            <text:p>0.0139442</text:p>
          </table:table-cell>
          <table:table-cell office:value-type="float" office:value="0.0606732" calcext:value-type="float">
            <text:p>0.0606732</text:p>
          </table:table-cell>
          <table:table-cell office:value-type="float" office:value="0.156103" calcext:value-type="float">
            <text:p>0.156103</text:p>
          </table:table-cell>
          <table:table-cell office:value-type="float" office:value="0.23334645" calcext:value-type="float">
            <text:p>0.23334645</text:p>
          </table:table-cell>
          <table:table-cell office:value-type="float" office:value="0.242732375" calcext:value-type="float">
            <text:p>0.242732375</text:p>
          </table:table-cell>
          <table:table-cell office:value-type="float" office:value="0.213832025" calcext:value-type="float">
            <text:p>0.213832025</text:p>
          </table:table-cell>
          <table:table-cell office:value-type="float" office:value="0.173075075" calcext:value-type="float">
            <text:p>0.173075075</text:p>
          </table:table-cell>
          <table:table-cell office:value-type="float" office:value="0.136661" calcext:value-type="float">
            <text:p>0.136661</text:p>
          </table:table-cell>
          <table:table-cell office:value-type="float" office:value="0.102466" calcext:value-type="float">
            <text:p>0.102466</text:p>
          </table:table-cell>
          <table:table-cell office:value-type="float" office:value="0.0550770025" calcext:value-type="float">
            <text:p>0.0550770025</text:p>
          </table:table-cell>
          <table:table-cell office:value-type="float" office:value="0.200203" calcext:value-type="float">
            <text:p>0.200203</text:p>
          </table:table-cell>
          <table:table-cell office:value-type="float" office:value="0.319254" calcext:value-type="float">
            <text:p>0.319254</text:p>
          </table:table-cell>
          <table:table-cell office:value-type="float" office:value="0.3631916" calcext:value-type="float">
            <text:p>0.3631916</text:p>
          </table:table-cell>
          <table:table-cell office:value-type="float" office:value="0.316316" calcext:value-type="float">
            <text:p>0.316316</text:p>
          </table:table-cell>
          <table:table-cell office:value-type="float" office:value="0.256858" calcext:value-type="float">
            <text:p>0.256858</text:p>
          </table:table-cell>
          <table:table-cell office:value-type="float" office:value="0.203902" calcext:value-type="float">
            <text:p>0.203902</text:p>
          </table:table-cell>
          <table:table-cell office:value-type="float" office:value="0.154938075" calcext:value-type="float">
            <text:p>0.154938075</text:p>
          </table:table-cell>
          <table:table-cell office:value-type="float" office:value="0.107129" calcext:value-type="float">
            <text:p>0.107129</text:p>
          </table:table-cell>
          <table:table-cell office:value-type="float" office:value="0.025526955" calcext:value-type="float">
            <text:p>0.025526955</text:p>
          </table:table-cell>
          <table:table-cell office:value-type="float" office:value="0.0474736675" calcext:value-type="float">
            <text:p>0.0474736675</text:p>
          </table:table-cell>
          <table:table-cell office:value-type="float" office:value="0.115381" calcext:value-type="float">
            <text:p>0.115381</text:p>
          </table:table-cell>
          <table:table-cell office:value-type="float" office:value="0.202739375" calcext:value-type="float">
            <text:p>0.202739375</text:p>
          </table:table-cell>
          <table:table-cell office:value-type="float" office:value="0.257110875" calcext:value-type="float">
            <text:p>0.257110875</text:p>
          </table:table-cell>
          <table:table-cell office:value-type="float" office:value="0.250219" calcext:value-type="float">
            <text:p>0.250219</text:p>
          </table:table-cell>
          <table:table-cell office:value-type="float" office:value="0.2142522" calcext:value-type="float">
            <text:p>0.2142522</text:p>
          </table:table-cell>
          <table:table-cell office:value-type="float" office:value="0.170412" calcext:value-type="float">
            <text:p>0.170412</text:p>
          </table:table-cell>
          <table:table-cell office:value-type="float" office:value="0.1331061" calcext:value-type="float">
            <text:p>0.1331061</text:p>
          </table:table-cell>
          <table:table-cell office:value-type="float" office:value="0.05964921" calcext:value-type="float">
            <text:p>0.05964921</text:p>
          </table:table-cell>
          <table:table-cell office:value-type="float" office:value="0.158457" calcext:value-type="float">
            <text:p>0.158457</text:p>
          </table:table-cell>
          <table:table-cell office:value-type="float" office:value="0.268608" calcext:value-type="float">
            <text:p>0.268608</text:p>
          </table:table-cell>
          <table:table-cell office:value-type="float" office:value="0.360098925" calcext:value-type="float">
            <text:p>0.360098925</text:p>
          </table:table-cell>
          <table:table-cell office:value-type="float" office:value="0.3926275" calcext:value-type="float">
            <text:p>0.3926275</text:p>
          </table:table-cell>
          <table:table-cell office:value-type="float" office:value="0.340323" calcext:value-type="float">
            <text:p>0.340323</text:p>
          </table:table-cell>
          <table:table-cell office:value-type="float" office:value="0.27452" calcext:value-type="float">
            <text:p>0.27452</text:p>
          </table:table-cell>
          <table:table-cell office:value-type="float" office:value="0.215933" calcext:value-type="float">
            <text:p>0.215933</text:p>
          </table:table-cell>
          <table:table-cell office:value-type="float" office:value="0.1621343" calcext:value-type="float">
            <text:p>0.1621343</text:p>
          </table:table-cell>
          <table:table-cell office:value-type="float" office:value="0.0304216975" calcext:value-type="float">
            <text:p>0.0304216975</text:p>
          </table:table-cell>
          <table:table-cell office:value-type="float" office:value="0.045066205" calcext:value-type="float">
            <text:p>0.045066205</text:p>
          </table:table-cell>
          <table:table-cell office:value-type="float" office:value="0.0805591" calcext:value-type="float">
            <text:p>0.0805591</text:p>
          </table:table-cell>
          <table:table-cell office:value-type="float" office:value="0.14958245" calcext:value-type="float">
            <text:p>0.14958245</text:p>
          </table:table-cell>
          <table:table-cell office:value-type="float" office:value="0.222749325" calcext:value-type="float">
            <text:p>0.222749325</text:p>
          </table:table-cell>
          <table:table-cell office:value-type="float" office:value="0.26243195" calcext:value-type="float">
            <text:p>0.26243195</text:p>
          </table:table-cell>
          <table:table-cell office:value-type="float" office:value="0.248949" calcext:value-type="float">
            <text:p>0.248949</text:p>
          </table:table-cell>
          <table:table-cell office:value-type="float" office:value="0.2106327" calcext:value-type="float">
            <text:p>0.2106327</text:p>
          </table:table-cell>
          <table:table-cell office:value-type="float" office:value="0.166933" calcext:value-type="float">
            <text:p>0.166933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135343" calcext:value-type="float">
            <text:p>0.135343</text:p>
          </table:table-cell>
          <table:table-cell office:value-type="float" office:value="0.208791" calcext:value-type="float">
            <text:p>0.208791</text:p>
          </table:table-cell>
          <table:table-cell office:value-type="float" office:value="0.302116" calcext:value-type="float">
            <text:p>0.302116</text:p>
          </table:table-cell>
          <table:table-cell office:value-type="float" office:value="0.383921" calcext:value-type="float">
            <text:p>0.383921</text:p>
          </table:table-cell>
          <table:table-cell office:value-type="float" office:value="0.40944" calcext:value-type="float">
            <text:p>0.40944</text:p>
          </table:table-cell>
          <table:table-cell office:value-type="float" office:value="0.353159" calcext:value-type="float">
            <text:p>0.353159</text:p>
          </table:table-cell>
          <table:table-cell office:value-type="float" office:value="0.28369" calcext:value-type="float">
            <text:p>0.28369</text:p>
          </table:table-cell>
          <table:table-cell office:value-type="float" office:value="0.2228429" calcext:value-type="float">
            <text:p>0.2228429</text:p>
          </table:table-cell>
        </table:table-row>
      </table:table>
      <table:table table:name="information" table:style-name="ta1">
        <table:table-column table:style-name="co1" table:default-cell-style-name="Default"/>
        <table:table-row table:style-name="ro1">
          <table:table-cell office:value-type="string" calcext:value-type="string">
            <text:p>these general prevalences you get when pasting the individual C++ output files (eg.HSRCCalib2022.txt) into the OutPrevalence38.xls sheets (e.g. the sheet HSRCcalib2022 sheet in the excel file). It then calculates the averages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R</number:text>
      <number:number number:decimal-places="0" number:min-decimal-places="0" number:min-integer-digits="1" number:grouping="true"/>
    </number:number-style>
    <number:number-style style:name="N129">
      <number:text>-R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text>R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-R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R</number:text>
      <number:number number:decimal-places="2" number:min-decimal-places="2" number:min-integer-digits="1" number:grouping="true"/>
    </number:number-style>
    <number:number-style style:name="N131">
      <number:text>-R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R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-R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R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R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R </number:text>
      <number:number number:decimal-places="0" number:min-decimal-places="0" number:min-integer-digits="1" number:grouping="true"/>
    </number:number-style>
    <number:number-style style:name="N149">
      <number:text>R -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R 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R </number:text>
      <number:number number:decimal-places="2" number:min-decimal-places="2" number:min-integer-digits="1" number:grouping="true"/>
    </number:number-style>
    <number:number-style style:name="N151">
      <number:text>R 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text>R 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R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R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percentage-style style:name="N157">
      <number:number number:decimal-places="1" number:min-decimal-places="1" number:min-integer-digits="1"/>
      <number:text>%</number:text>
    </number:percentage-style>
    <number:number-style style:name="N158">
      <number:number number:decimal-places="1" number:min-decimal-places="1" number:min-integer-digits="1"/>
    </number:number-style>
    <number:number-style style:name="N159">
      <number:number number:decimal-places="4" number:min-decimal-places="4" number:min-integer-digits="1"/>
    </number:number-style>
    <number:number-style style:name="N160">
      <number:number number:decimal-places="5" number:min-decimal-places="5" number:min-integer-digits="1"/>
    </number:number-style>
    <number:number-style style:name="N161">
      <number:number number:decimal-places="3" number:min-decimal-places="3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date-style style:name="N20121" number:language="en" number:country="ZA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nina Anderegg</meta:initial-creator>
    <meta:creation-date>2024-07-16T16:30:27.006829769</meta:creation-date>
    <dc:date>2024-07-16T16:44:26.179598151</dc:date>
    <dc:creator>Nanina Anderegg</dc:creator>
    <meta:editing-duration>PT13M59S</meta:editing-duration>
    <meta:editing-cycles>2</meta:editing-cycles>
    <meta:generator>LibreOffice/7.6.7.2$Linux_X86_64 LibreOffice_project/60$Build-2</meta:generator>
    <meta:document-statistic meta:table-count="2" meta:cell-count="643" meta:object-count="0"/>
  </office:meta>
</office:document-meta>
</file>